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032cm" fo:min-width="1.55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33ff99" draw:textarea-horizontal-align="justify" draw:textarea-vertical-align="middle" draw:auto-grow-height="false" fo:min-height="0.998cm" fo:min-width="1.49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226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1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998cm" fo:min-width="1.517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98cm"/>
    </style:style>
    <style:style style:name="gr9" style:family="graphic" style:parent-style-name="objectwithoutfill">
      <style:graphic-properties svg:stroke-width="0.035cm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draw:marker-start-width="0.242cm" draw:marker-end-width="0.242cm" draw:fill="none" draw:fill-color="#729fcf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13" style:family="graphic" style:parent-style-name="standard">
      <style:graphic-properties svg:stroke-width="0.028cm" svg:stroke-color="#000000" draw:marker-start="Arrow" draw:marker-start-width="0.127cm" draw:marker-end-width="0.242cm" draw:fill-color="#729fcf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0.998cm" fo:min-width="0.14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0.998cm" fo:min-width="0.0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3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998cm" fo:min-width="0.74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251cm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99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26" style:family="graphic" style:parent-style-name="standard">
      <style:graphic-properties svg:stroke-width="0.028cm" svg:stroke-color="#ff950e" draw:marker-start="Arrow" draw:marker-start-width="0.127cm" draw:marker-end-width="0.242cm" draw:fill-color="#729fcf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84cm" fo:min-width="1.758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-color="#ff0066" draw:textarea-horizontal-align="justify" draw:textarea-vertical-align="middle" draw:auto-grow-height="false" fo:min-height="0.484cm" fo:min-width="1.758cm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35cm" svg:stroke-color="#000000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28cm" svg:stroke-color="#000000" draw:marker-start-width="0.242cm" draw:marker-end="Arrow" draw:marker-end-width="0.342cm" draw:fill="none" draw:fill-color="#729fcf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none" svg:stroke-color="#000000" draw:fill-color="#729fcf" draw:textarea-horizontal-align="justify" draw:textarea-vertical-align="middle" draw:auto-grow-height="false" fo:min-height="0.97cm" fo:min-width="5.85cm"/>
    </style:style>
    <style:style style:name="gr32" style:family="graphic" style:parent-style-name="standard">
      <style:graphic-properties svg:stroke-width="0.028cm" svg:stroke-color="#000000" draw:marker-start-width="0.242cm" draw:marker-end-width="0.242cm" draw:fill-color="#ff0066" draw:textarea-horizontal-align="justify" draw:textarea-vertical-align="middle" draw:auto-grow-height="false" fo:min-height="0.129cm" fo:min-width="1.224cm" fo:padding-top="0.139cm" fo:padding-bottom="0.139cm" fo:padding-left="0.264cm" fo:padding-right="0.264cm"/>
    </style:style>
    <style:style style:name="gr33" style:family="graphic" style:parent-style-name="standard">
      <style:graphic-properties draw:stroke="none" svg:stroke-width="0.028cm" svg:stroke-color="#000000" draw:marker-start-width="0.242cm" draw:marker-end-width="0.242cm" draw:fill-color="#33ff99" draw:textarea-horizontal-align="justify" draw:textarea-vertical-align="middle" draw:auto-grow-height="false" fo:min-height="0.335cm" fo:min-width="1.253cm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width="0.028cm" svg:stroke-color="#000000" draw:marker-start-width="0.242cm" draw:marker-end-width="0.242cm" draw:fill-color="#33ff99" draw:textarea-horizontal-align="justify" draw:textarea-vertical-align="middle" draw:auto-grow-height="false" fo:min-height="0.307cm" fo:min-width="1.225cm" fo:padding-top="0.139cm" fo:padding-bottom="0.139cm" fo:padding-left="0.264cm" fo:padding-right="0.264cm"/>
    </style:style>
    <style:style style:name="gr35" style:family="graphic" style:parent-style-name="objectwithoutfill">
      <style:graphic-properties svg:stroke-width="0.159cm" svg:stroke-color="#808080" draw:marker-start-width="0.438cm" draw:marker-end-width="0.438cm" draw:stroke-linejoin="miter" draw:fill="none" draw:fill-color="#729fcf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-color="#33ff99" draw:textarea-horizontal-align="justify" draw:textarea-vertical-align="middle" draw:auto-grow-height="false" fo:min-height="0cm" fo:min-width="0.922cm"/>
    </style:style>
    <style:style style:name="gr3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01cm" fo:min-width="1.224cm" fo:padding-top="0.139cm" fo:padding-bottom="0.139cm" fo:padding-left="0.264cm" fo:padding-right="0.264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0066"/>
      <style:paragraph-properties fo:text-align="center"/>
    </style:style>
    <style:style style:name="P16" style:family="paragraph"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"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33% 58%" fo:font-size="8pt" fo:font-style="italic" style:font-size-asian="8pt" style:font-style-asian="italic" style:font-size-complex="8pt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-33% 58%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51cm" svg:height="1.282cm" svg:x="2.251cm" svg:y="3.5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82cm" svg:x="4.302cm" svg:y="3.5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26cm" svg:height="0.573cm" svg:x="4.455cm" svg:y="2.981cm">
          <draw:text-box>
            <text:p><text:span text:style-name="T1">Dopage </text:span><text:span text:style-name="T2">n</text:span></text:p>
          </draw:text-box>
        </draw:frame>
        <draw:frame draw:style-name="gr3" draw:text-style-name="P3" draw:layer="layout" svg:width="1.726cm" svg:height="0.573cm" svg:x="2.422cm" svg:y="2.967cm">
          <draw:text-box>
            <text:p><text:span text:style-name="T1">Dopage </text:span><text:span text:style-name="T2">p</text:span></text:p>
          </draw:text-box>
        </draw:frame>
        <draw:custom-shape draw:style-name="gr4" draw:text-style-name="P4" draw:layer="layout" svg:width="0.203cm" svg:height="0.203cm" svg:x="2.854cm" svg:y="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3.21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3.235cm" svg:y="3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3.819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3.692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2.397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2.44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2.9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2.57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3.591cm" svg:y="4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4.606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4.5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495cm" svg:y="4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241cm" svg:y="3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521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038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876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4.53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95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4.987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4.812cm" svg:height="0.806cm" svg:x="1.863cm" svg:y="5.07cm">
          <draw:text-box>
            <text:p><text:span text:style-name="T3">Situation d'équilibre</text:span></text:p>
          </draw:text-box>
        </draw:frame>
        <draw:custom-shape draw:style-name="gr7" draw:text-style-name="P1" draw:layer="layout" svg:width="2.051cm" svg:height="1.282cm" svg:x="8.373cm" svg:y="3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82cm" svg:x="10.424cm" svg:y="3.5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3cm" svg:height="0.203cm" svg:x="8.976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9.332cm" svg:y="4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9.357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0.296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0.677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8.519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8.569cm" svg:y="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0.906cm" svg:y="4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8.89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9.713cm" svg:y="4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0.118cm" svg:y="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0.728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1.007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1.058cm" svg:y="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1.643cm" svg:y="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1.337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1.998cm" svg:y="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737cm" svg:y="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1.566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94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998cm" svg:height="0.806cm" svg:x="7.985cm" svg:y="5.084cm">
          <draw:text-box>
            <text:p><text:span text:style-name="T3">“</text:span><text:span text:style-name="T3">polarisation directe”</text:span></text:p>
          </draw:text-box>
        </draw:frame>
        <draw:polyline draw:style-name="gr9" draw:text-style-name="P7" draw:layer="layout" svg:width="2.819cm" svg:height="1.955cm" draw:transform="rotate (-3.14159265358979) translate (10.271cm 4.175cm)" svg:viewBox="0 0 2820 1956" draw:points="1905,0 2820,0 2820,1956 0,1956">
          <text:p/>
        </draw:polyline>
        <draw:polyline draw:style-name="gr9" draw:text-style-name="P7" draw:layer="layout" svg:width="2.844cm" svg:height="1.955cm" draw:transform="rotate (-3.14159265358979) translate (13.395cm 4.175cm)" svg:viewBox="0 0 2845 1956" draw:points="915,0 0,0 0,1956 2845,1956">
          <text:p/>
        </draw:polyline>
        <draw:line draw:style-name="gr10" draw:text-style-name="P7" draw:layer="layout" svg:x1="10.55cm" svg:y1="1.838cm" svg:x2="10.55cm" svg:y2="2.574cm">
          <text:p/>
        </draw:line>
        <draw:line draw:style-name="gr10" draw:text-style-name="P7" draw:layer="layout" svg:x1="10.271cm" svg:y1="2.016cm" svg:x2="10.271cm" svg:y2="2.448cm">
          <text:p/>
        </draw:line>
        <draw:frame draw:style-name="gr11" draw:text-style-name="P6" draw:layer="layout" svg:width="0.79cm" svg:height="0.806cm" svg:x="9.488cm" svg:y="1.411cm">
          <draw:text-box>
            <text:p><text:span text:style-name="T3">+</text:span></text:p>
          </draw:text-box>
        </draw:frame>
        <draw:frame draw:style-name="gr12" draw:text-style-name="P6" draw:layer="layout" svg:width="0.667cm" svg:height="0.806cm" svg:x="10.562cm" svg:y="1.444cm">
          <draw:text-box>
            <text:p><text:span text:style-name="T3">-</text:span></text:p>
          </draw:text-box>
        </draw:frame>
        <draw:line draw:style-name="gr13" draw:text-style-name="P1" draw:layer="layout" svg:x1="10.753cm" svg:y1="4.2cm" svg:x2="9.788cm" svg:y2="4.2cm">
          <text:p/>
        </draw:line>
        <draw:line draw:style-name="gr13" draw:text-style-name="P1" draw:layer="layout" svg:x1="9.814cm" svg:y1="3.971cm" svg:x2="10.779cm" svg:y2="3.971cm">
          <text:p/>
        </draw:line>
        <draw:custom-shape draw:style-name="gr7" draw:text-style-name="P1" draw:layer="layout" svg:width="2.051cm" svg:height="1.282cm" svg:x="15.358cm" svg:y="3.5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82cm" svg:x="17.409cm" svg:y="3.5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3cm" svg:height="0.203cm" svg:x="15.961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6.31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6.341cm" svg:y="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5.706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5.504cm" svg:y="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5.554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6.036cm" svg:y="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5.935cm" svg:y="4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9.008cm" svg:y="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8.78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8.628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8.398cm" svg:y="4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9.11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9.08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8.551cm" svg:y="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5.108cm" svg:height="0.806cm" svg:x="14.967cm" svg:y="5.14cm">
          <draw:text-box>
            <text:p><text:span text:style-name="T3">“</text:span><text:span text:style-name="T3">polarisation inverse”</text:span></text:p>
          </draw:text-box>
        </draw:frame>
        <draw:polyline draw:style-name="gr9" draw:text-style-name="P7" draw:layer="layout" svg:width="2.819cm" svg:height="1.955cm" draw:transform="rotate (-3.14159265358979) translate (17.256cm 4.168cm)" svg:viewBox="0 0 2820 1956" draw:points="1905,0 2820,0 2820,1956 0,1956">
          <text:p/>
        </draw:polyline>
        <draw:polyline draw:style-name="gr9" draw:text-style-name="P7" draw:layer="layout" svg:width="2.844cm" svg:height="1.955cm" draw:transform="rotate (-3.14159265358979) translate (20.38cm 4.168cm)" svg:viewBox="0 0 2845 1956" draw:points="915,0 0,0 0,1956 2845,1956">
          <text:p/>
        </draw:polyline>
        <draw:line draw:style-name="gr10" draw:text-style-name="P7" draw:layer="layout" svg:x1="17.256cm" svg:y1="1.831cm" svg:x2="17.256cm" svg:y2="2.567cm">
          <text:p/>
        </draw:line>
        <draw:line draw:style-name="gr10" draw:text-style-name="P7" draw:layer="layout" svg:x1="17.535cm" svg:y1="1.99cm" svg:x2="17.535cm" svg:y2="2.422cm">
          <text:p/>
        </draw:line>
        <draw:custom-shape draw:style-name="gr15" draw:text-style-name="P8" draw:layer="layout" svg:width="0.64cm" svg:height="1.248cm" svg:x="17.427cm" svg:y="3.553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8.551cm" svg:y1="4.429cm" svg:x2="17.907cm" svg:y2="4.429cm">
          <text:p/>
        </draw:line>
        <draw:custom-shape draw:style-name="gr16" draw:text-style-name="P8" draw:layer="layout" svg:width="0.582cm" svg:height="1.248cm" svg:x="16.81cm" svg:y="3.553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341cm" svg:y1="4.048cm" svg:x2="16.981cm" svg:y2="4.048cm">
          <text:p/>
        </draw:line>
        <draw:frame draw:style-name="gr12" draw:text-style-name="P6" draw:layer="layout" svg:width="0.667cm" svg:height="0.806cm" svg:x="16.566cm" svg:y="1.397cm">
          <draw:text-box>
            <text:p><text:span text:style-name="T3">-</text:span></text:p>
          </draw:text-box>
        </draw:frame>
        <draw:frame draw:style-name="gr11" draw:text-style-name="P6" draw:layer="layout" svg:width="0.79cm" svg:height="0.806cm" svg:x="17.54cm" svg:y="1.382cm">
          <draw:text-box>
            <text:p><text:span text:style-name="T3">+</text:span></text:p>
          </draw:text-box>
        </draw:frame>
        <draw:frame draw:style-name="gr11" draw:text-style-name="P6" draw:layer="layout" svg:width="0.79cm" svg:height="0.806cm" svg:x="17.27cm" svg:y="3.441cm">
          <draw:text-box>
            <text:p><text:span text:style-name="T3">+</text:span></text:p>
          </draw:text-box>
        </draw:frame>
        <draw:frame draw:style-name="gr11" draw:text-style-name="P6" draw:layer="layout" svg:width="0.79cm" svg:height="0.806cm" svg:x="17.468cm" svg:y="3.752cm">
          <draw:text-box>
            <text:p><text:span text:style-name="T3">+</text:span></text:p>
          </draw:text-box>
        </draw:frame>
        <draw:frame draw:style-name="gr11" draw:text-style-name="P6" draw:layer="layout" svg:width="0.79cm" svg:height="0.806cm" svg:x="17.317cm" svg:y="4.15cm">
          <draw:text-box>
            <text:p><text:span text:style-name="T3">+</text:span></text:p>
          </draw:text-box>
        </draw:frame>
        <draw:frame draw:style-name="gr12" draw:text-style-name="P6" draw:layer="layout" svg:width="0.667cm" svg:height="0.806cm" svg:x="16.677cm" svg:y="3.359cm">
          <draw:text-box>
            <text:p><text:span text:style-name="T3">-</text:span></text:p>
          </draw:text-box>
        </draw:frame>
        <draw:frame draw:style-name="gr12" draw:text-style-name="P6" draw:layer="layout" svg:width="0.667cm" svg:height="0.806cm" svg:x="16.89cm" svg:y="3.703cm">
          <draw:text-box>
            <text:p><text:span text:style-name="T3">-</text:span></text:p>
          </draw:text-box>
        </draw:frame>
        <draw:frame draw:style-name="gr12" draw:text-style-name="P6" draw:layer="layout" svg:width="0.667cm" svg:height="0.806cm" svg:x="16.684cm" svg:y="4.193cm">
          <draw:text-box>
            <text:p><text:span text:style-name="T3">-</text:span></text:p>
          </draw:text-box>
        </draw:frame>
        <draw:frame draw:style-name="gr17" draw:text-style-name="P9" draw:layer="layout" svg:width="0.879cm" svg:height="1.517cm" draw:transform="rotate (1.5707963267949) translate (16.594cm 3.739cm)">
          <draw:text-box>
            <text:p><text:span text:style-name="T4">}</text:span></text:p>
          </draw:text-box>
        </draw:frame>
        <draw:frame draw:style-name="gr18" draw:text-style-name="P10" draw:layer="layout" svg:width="2.767cm" svg:height="0.573cm" svg:x="16.054cm" svg:y="2.56cm">
          <draw:text-box>
            <text:p><text:span text:style-name="T2">Zone de déplétion</text:span></text:p>
          </draw:text-box>
        </draw:frame>
        <draw:custom-shape draw:style-name="gr4" draw:text-style-name="P4" draw:layer="layout" svg:width="0.203cm" svg:height="0.203cm" svg:x="2.93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274cm" svg:height="1.282cm" svg:x="6.602cm" svg:y="8.0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82cm" svg:x="7.876cm" svg:y="8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3cm" svg:height="0.203cm" svg:x="7.231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587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6.774cm" svg:y="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6.824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307cm" svg:y="8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6.952cm" svg:y="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8.18cm" svg:y="8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069cm" svg:y="8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057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8.104cm" svg:y="8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527cm" svg:y="8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8.508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32cm" svg:height="1.282cm" svg:x="4.568cm" svg:y="8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78cm" svg:height="0.178cm" svg:x="4.911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4.835cm" svg:y="8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8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546cm" svg:y="8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826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343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181cm" svg:y="8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4.835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258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292cm" svg:y="8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7.248cm" svg:y1="8.013cm" svg:x2="7.248cm" svg:y2="7.212cm">
          <text:p/>
        </draw:line>
        <draw:line draw:style-name="gr20" draw:text-style-name="P11" draw:layer="layout" svg:x1="9.912cm" svg:y1="8.741cm" svg:x2="10.649cm" svg:y2="8.741cm">
          <text:p/>
        </draw:line>
        <draw:line draw:style-name="gr20" draw:text-style-name="P11" draw:layer="layout" svg:x1="4.553cm" svg:y1="8.759cm" svg:x2="3.785cm" svg:y2="8.759cm">
          <text:p/>
        </draw:line>
        <draw:frame draw:style-name="gr21" draw:text-style-name="P13" draw:layer="layout" svg:width="2.153cm" svg:height="0.729cm" svg:x="6.272cm" svg:y="6.488cm">
          <draw:text-box>
            <text:p text:style-name="P12"><text:span text:style-name="T5">Base (B)</text:span></text:p>
          </draw:text-box>
        </draw:frame>
        <draw:frame draw:style-name="gr22" draw:text-style-name="P13" draw:layer="layout" svg:width="3.134cm" svg:height="0.729cm" svg:x="1.078cm" svg:y="8.331cm">
          <draw:text-box>
            <text:p><text:span text:style-name="T5">Émetteur (E)</text:span></text:p>
          </draw:text-box>
        </draw:frame>
        <draw:frame draw:style-name="gr21" draw:text-style-name="P13" draw:layer="layout" svg:width="3.114cm" svg:height="0.729cm" svg:x="10.507cm" svg:y="8.372cm">
          <draw:text-box>
            <text:p><text:span text:style-name="T5">Collecteur (C)</text:span></text:p>
          </draw:text-box>
        </draw:frame>
        <draw:frame draw:style-name="gr23" draw:text-style-name="P3" draw:layer="layout" svg:width="0.854cm" svg:height="0.573cm" svg:x="5.079cm" svg:y="9.343cm">
          <draw:text-box>
            <text:p><text:span text:style-name="T2">n</text:span><text:span text:style-name="T6">++</text:span></text:p>
          </draw:text-box>
        </draw:frame>
        <draw:frame draw:style-name="gr23" draw:text-style-name="P3" draw:layer="layout" svg:width="0.756cm" svg:height="0.573cm" svg:x="8.518cm" svg:y="9.334cm">
          <draw:text-box>
            <text:p><text:span text:style-name="T2">n</text:span><text:span text:style-name="T6">+</text:span></text:p>
          </draw:text-box>
        </draw:frame>
        <draw:frame draw:style-name="gr23" draw:text-style-name="P3" draw:layer="layout" svg:width="0.751cm" svg:height="0.573cm" svg:x="6.875cm" svg:y="9.287cm">
          <draw:text-box>
            <text:p><text:span text:style-name="T2">p</text:span></text:p>
          </draw:text-box>
        </draw:frame>
        <draw:custom-shape draw:style-name="gr19" draw:text-style-name="P1" draw:layer="layout" svg:width="1.274cm" svg:height="1.282cm" svg:x="7.28cm" svg:y="12.3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35cm" svg:height="1.248cm" svg:x="8.189cm" svg:y="12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82cm" svg:x="8.554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03cm" svg:height="0.203cm" svg:x="7.912cm" svg:y="12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475cm" svg:y="13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429cm" svg:y="12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806cm" svg:y="1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98cm" svg:height="1.248cm" svg:x="8.566cm" svg:y="12.3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78cm" svg:height="0.178cm" svg:x="9.589cm" svg:y="1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837cm" svg:y="1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9.773cm" svg:y="13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0.128cm" svg:y="1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0.205cm" svg:y="1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32cm" svg:height="1.282cm" svg:x="5.246cm" svg:y="12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3cm" svg:height="0.203cm" svg:x="6.902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099cm" svg:y="1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513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478cm" svg:y="12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7.922cm" svg:y="1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504cm" svg:y="1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021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859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513cm" svg:y="1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975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7.412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7.926cm" svg:y1="12.296cm" svg:x2="7.926cm" svg:y2="11.495cm">
          <text:p/>
        </draw:line>
        <draw:line draw:style-name="gr20" draw:text-style-name="P11" draw:layer="layout" svg:x1="10.59cm" svg:y1="13.024cm" svg:x2="11.327cm" svg:y2="13.024cm">
          <text:p/>
        </draw:line>
        <draw:line draw:style-name="gr20" draw:text-style-name="P11" draw:layer="layout" svg:x1="5.231cm" svg:y1="13.042cm" svg:x2="4.463cm" svg:y2="13.042cm">
          <text:p/>
        </draw:line>
        <draw:frame draw:style-name="gr25" draw:text-style-name="P13" draw:layer="layout" svg:width="0.786cm" svg:height="0.735cm" svg:x="7.562cm" svg:y="10.765cm">
          <draw:text-box>
            <text:p text:style-name="P12"><text:span text:style-name="T5">B</text:span></text:p>
          </draw:text-box>
        </draw:frame>
        <draw:frame draw:style-name="gr22" draw:text-style-name="P13" draw:layer="layout" svg:width="0.771cm" svg:height="0.729cm" svg:x="3.594cm" svg:y="12.644cm">
          <draw:text-box>
            <text:p><text:span text:style-name="T5">E</text:span></text:p>
          </draw:text-box>
        </draw:frame>
        <draw:frame draw:style-name="gr21" draw:text-style-name="P13" draw:layer="layout" svg:width="0.807cm" svg:height="0.729cm" svg:x="11.185cm" svg:y="12.655cm">
          <draw:text-box>
            <text:p><text:span text:style-name="T5">C</text:span></text:p>
          </draw:text-box>
        </draw:frame>
        <draw:frame draw:style-name="gr23" draw:text-style-name="P3" draw:layer="layout" svg:width="0.854cm" svg:height="0.573cm" svg:x="5.757cm" svg:y="13.626cm">
          <draw:text-box>
            <text:p><text:span text:style-name="T2">n</text:span><text:span text:style-name="T6">++</text:span></text:p>
          </draw:text-box>
        </draw:frame>
        <draw:frame draw:style-name="gr23" draw:text-style-name="P3" draw:layer="layout" svg:width="0.756cm" svg:height="0.573cm" svg:x="9.196cm" svg:y="13.617cm">
          <draw:text-box>
            <text:p><text:span text:style-name="T2">n</text:span><text:span text:style-name="T6">+</text:span></text:p>
          </draw:text-box>
        </draw:frame>
        <draw:frame draw:style-name="gr23" draw:text-style-name="P3" draw:layer="layout" svg:width="0.751cm" svg:height="0.573cm" svg:x="7.553cm" svg:y="13.57cm">
          <draw:text-box>
            <text:p><text:span text:style-name="T2">p</text:span></text:p>
          </draw:text-box>
        </draw:frame>
        <draw:frame draw:style-name="gr21" draw:text-style-name="P14" draw:layer="layout" svg:width="4.088cm" svg:height="1.114cm" svg:x="5.811cm" svg:y="14.316cm">
          <draw:text-box>
            <text:p><text:span text:style-name="T7">U</text:span><text:span text:style-name="T8">E</text:span> &lt; U<text:span text:style-name="T8">B</text:span> &lt; U<text:span text:style-name="T8">C</text:span></text:p>
          </draw:text-box>
        </draw:frame>
        <draw:line draw:style-name="gr13" draw:text-style-name="P1" draw:layer="layout" svg:x1="7.898cm" svg:y1="13.143cm" svg:x2="6.933cm" svg:y2="13.143cm">
          <text:p/>
        </draw:line>
        <draw:line draw:style-name="gr13" draw:text-style-name="P1" draw:layer="layout" svg:x1="6.952cm" svg:y1="12.921cm" svg:x2="7.917cm" svg:y2="12.921cm">
          <text:p/>
        </draw:line>
        <draw:custom-shape draw:style-name="gr4" draw:text-style-name="P4" draw:layer="layout" svg:width="0.203cm" svg:height="0.203cm" svg:x="6.794cm" svg:y="12.6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6" draw:layer="layout" svg:width="0.79cm" svg:height="0.806cm" svg:x="17.271cm" svg:y="3.441cm">
          <draw:text-box>
            <text:p><text:span text:style-name="T3">+</text:span></text:p>
          </draw:text-box>
        </draw:frame>
        <draw:frame draw:style-name="gr12" draw:text-style-name="P6" draw:layer="layout" svg:width="0.667cm" svg:height="0.806cm" svg:x="16.678cm" svg:y="3.359cm">
          <draw:text-box>
            <text:p><text:span text:style-name="T3">-</text:span></text:p>
          </draw:text-box>
        </draw:frame>
        <draw:frame draw:style-name="gr12" draw:text-style-name="P6" draw:layer="layout" svg:width="0.667cm" svg:height="0.806cm" svg:x="16.891cm" svg:y="3.703cm">
          <draw:text-box>
            <text:p><text:span text:style-name="T3">-</text:span></text:p>
          </draw:text-box>
        </draw:frame>
        <draw:frame draw:style-name="gr11" draw:text-style-name="P6" draw:layer="layout" svg:width="0.79cm" svg:height="0.806cm" svg:x="8.36cm" svg:y="12.341cm">
          <draw:text-box>
            <text:p><text:span text:style-name="T3">+</text:span></text:p>
          </draw:text-box>
        </draw:frame>
        <draw:frame draw:style-name="gr12" draw:text-style-name="P6" draw:layer="layout" svg:width="0.667cm" svg:height="0.806cm" svg:x="16.678cm" svg:y="3.359cm">
          <draw:text-box>
            <text:p><text:span text:style-name="T3">-</text:span></text:p>
          </draw:text-box>
        </draw:frame>
        <draw:frame draw:style-name="gr12" draw:text-style-name="P6" draw:layer="layout" svg:width="0.667cm" svg:height="0.806cm" svg:x="16.891cm" svg:y="3.703cm">
          <draw:text-box>
            <text:p><text:span text:style-name="T3">-</text:span></text:p>
          </draw:text-box>
        </draw:frame>
        <draw:frame draw:style-name="gr11" draw:text-style-name="P6" draw:layer="layout" svg:width="0.79cm" svg:height="0.806cm" svg:x="8.347cm" svg:y="12.735cm">
          <draw:text-box>
            <text:p><text:span text:style-name="T3">+</text:span></text:p>
          </draw:text-box>
        </draw:frame>
        <draw:frame draw:style-name="gr11" draw:text-style-name="P6" draw:layer="layout" svg:width="0.79cm" svg:height="0.806cm" svg:x="8.025cm" svg:y="12.128cm">
          <draw:text-box>
            <text:p><text:span text:style-name="T3">-</text:span></text:p>
          </draw:text-box>
        </draw:frame>
        <draw:frame draw:style-name="gr11" draw:text-style-name="P6" draw:layer="layout" svg:width="0.79cm" svg:height="0.806cm" svg:x="8.024cm" svg:y="12.49cm">
          <draw:text-box>
            <text:p><text:span text:style-name="T3">-</text:span></text:p>
          </draw:text-box>
        </draw:frame>
        <draw:line draw:style-name="gr26" draw:text-style-name="P1" draw:layer="layout" svg:x1="9.534cm" svg:y1="13.373cm" svg:x2="7.995cm" svg:y2="13.373cm">
          <text:p/>
        </draw:line>
        <draw:custom-shape draw:style-name="gr27" draw:text-style-name="P4" draw:layer="layout" svg:width="2.286cm" svg:height="0.762cm" svg:x="15.732cm" svg:y="9.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286cm" svg:height="0.762cm" svg:x="15.732cm" svg:y="10.6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286cm" svg:height="0.762cm" svg:x="15.732cm" svg:y="11.414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2.424cm" svg:height="1.133cm" svg:x="15.721cm" svg:y="10.001cm">
          <draw:text-box>
            <text:p><text:span text:style-name="T9">+ + + + + +</text:span><text:span text:style-name="T9"><text:line-break/></text:span><text:span text:style-name="T9"/></text:p>
          </draw:text-box>
        </draw:frame>
        <draw:frame draw:style-name="gr21" draw:text-style-name="P13" draw:layer="layout" svg:width="2.39cm" svg:height="1.132cm" svg:x="15.67cm" svg:y="10.88cm">
          <draw:text-box>
            <text:p><text:span text:style-name="T9"><text:line-break/></text:span><text:span text:style-name="T9">- <text:s/>- <text:s/>- <text:s/>- <text:s/>- <text:s/>-</text:span></text:p>
          </draw:text-box>
        </draw:frame>
        <draw:frame draw:style-name="gr21" draw:text-style-name="P17" draw:layer="layout" svg:width="1.56cm" svg:height="2.326cm" svg:x="17.982cm" svg:y="9.89cm">
          <draw:text-box>
            <text:p text:style-name="P16"><text:span text:style-name="T10">métal</text:span><text:span text:style-name="T10"><text:line-break/></text:span><text:span text:style-name="T10"><text:line-break/></text:span><text:span text:style-name="T10">isolant</text:span><text:span text:style-name="T10"><text:line-break/></text:span><text:span text:style-name="T10"><text:line-break/></text:span><text:span text:style-name="T10">métal</text:span></text:p>
          </draw:text-box>
        </draw:frame>
        <draw:polyline draw:style-name="gr29" draw:text-style-name="P7" draw:layer="layout" svg:width="4.088cm" svg:height="2.437cm" draw:transform="rotate (1.5707963267949) translate (14.462cm 12.963cm)" svg:viewBox="0 0 4089 2438" draw:points="3073,2413 4089,2413 4089,0 0,0 0,2438 787,2438">
          <text:p/>
        </draw:polyline>
        <draw:line draw:style-name="gr30" draw:text-style-name="P7" draw:layer="layout" svg:x1="14.106cm" svg:y1="11.82cm" svg:x2="14.106cm" svg:y2="9.813cm">
          <text:p/>
        </draw:line>
        <draw:frame draw:style-name="gr21" draw:text-style-name="P14" draw:layer="layout" svg:width="1.298cm" svg:height="0.962cm" svg:x="12.859cm" svg:y="10.528cm">
          <draw:text-box>
            <text:p>+V</text:p>
          </draw:text-box>
        </draw:frame>
        <draw:line draw:style-name="gr29" draw:text-style-name="P7" draw:layer="layout" svg:x1="13.954cm" svg:y1="17.078cm" svg:x2="13.954cm" svg:y2="17.764cm">
          <text:p/>
        </draw:line>
        <draw:custom-shape draw:style-name="gr31" draw:text-style-name="P1" draw:layer="layout" svg:width="6.35cm" svg:height="1.22cm" svg:x="13.242cm" svg:y="15.90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752cm" svg:height="0.407cm" svg:x="15.478cm" svg:y="15.503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4.716cm" svg:y1="15.097cm" svg:x2="14.716cm" svg:y2="15.909cm">
          <text:p/>
        </draw:line>
        <draw:line draw:style-name="gr29" draw:text-style-name="P7" draw:layer="layout" svg:x1="16.367cm" svg:y1="14.284cm" svg:x2="16.367cm" svg:y2="15.401cm">
          <text:p/>
        </draw:line>
        <draw:line draw:style-name="gr29" draw:text-style-name="P7" draw:layer="layout" svg:x1="17.916cm" svg:y1="15.097cm" svg:x2="17.916cm" svg:y2="15.909cm">
          <text:p/>
        </draw:line>
        <draw:frame draw:style-name="gr21" draw:text-style-name="P13" draw:layer="layout" svg:width="2.53cm" svg:height="0.729cm" svg:x="13.496cm" svg:y="14.385cm">
          <draw:text-box>
            <text:p><text:span text:style-name="T5">Source (S)</text:span></text:p>
          </draw:text-box>
        </draw:frame>
        <draw:frame draw:style-name="gr21" draw:text-style-name="P13" draw:layer="layout" svg:width="2.217cm" svg:height="0.729cm" svg:x="15.293cm" svg:y="13.598cm">
          <draw:text-box>
            <text:p><text:span text:style-name="T5">Grille (G)</text:span></text:p>
          </draw:text-box>
        </draw:frame>
        <draw:frame draw:style-name="gr21" draw:text-style-name="P13" draw:layer="layout" svg:width="2.217cm" svg:height="0.729cm" svg:x="16.944cm" svg:y="14.487cm">
          <draw:text-box>
            <text:p><text:span text:style-name="T5">Drain (D)</text:span></text:p>
          </draw:text-box>
        </draw:frame>
        <draw:custom-shape draw:style-name="gr33" draw:text-style-name="P2" draw:layer="layout" svg:width="1.753cm" svg:height="0.585cm" svg:x="14.004cm" svg:y="15.90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753cm" svg:height="0.585cm" svg:x="16.976cm" svg:y="15.909cm">
          <text:p/>
          <draw:enhanced-geometry svg:viewBox="0 0 21600 21600" draw:type="rectangle" draw:enhanced-path="M 0 0 L 21600 0 21600 21600 0 21600 0 0 Z N"/>
        </draw:custom-shape>
        <draw:polyline draw:style-name="gr35" draw:text-style-name="P7" draw:layer="layout" svg:width="0.584cm" svg:height="4.724cm" draw:transform="rotate (-1.5707963267949) translate (18.729cm 15.909cm)" svg:viewBox="0 0 585 4725" draw:points="0,4725 585,4725 585,2972 77,2972 77,1753 585,1753 585,0 0,0">
          <text:p/>
        </draw:polyline>
        <draw:line draw:style-name="gr29" draw:text-style-name="P7" draw:layer="layout" svg:x1="13.242cm" svg:y1="15.909cm" svg:x2="19.592cm" svg:y2="15.909cm">
          <text:p/>
        </draw:line>
        <draw:line draw:style-name="gr29" draw:text-style-name="P7" draw:layer="layout" svg:x1="13.446cm" svg:y1="17.764cm" svg:x2="14.462cm" svg:y2="17.764cm">
          <text:p/>
        </draw:line>
        <draw:line draw:style-name="gr29" draw:text-style-name="P7" draw:layer="layout" svg:x1="13.496cm" svg:y1="17.865cm" svg:x2="14.41cm" svg:y2="17.865cm">
          <text:p/>
        </draw:line>
        <draw:line draw:style-name="gr29" draw:text-style-name="P7" draw:layer="layout" svg:x1="13.546cm" svg:y1="17.967cm" svg:x2="14.36cm" svg:y2="17.967cm">
          <text:p/>
        </draw:line>
        <draw:line draw:style-name="gr29" draw:text-style-name="P7" draw:layer="layout" svg:x1="13.598cm" svg:y1="18.068cm" svg:x2="14.258cm" svg:y2="18.068cm">
          <text:p/>
        </draw:line>
        <draw:frame draw:style-name="gr21" draw:text-style-name="P14" draw:layer="layout" svg:width="5.21cm" svg:height="1.114cm" svg:x="14.255cm" svg:y="18.526cm">
          <draw:text-box>
            <text:p><text:span text:style-name="T7">U</text:span><text:span text:style-name="T8">S</text:span> &gt; U<text:span text:style-name="T8">G</text:span> = 0 &lt; U<text:span text:style-name="T8">D</text:span></text:p>
          </draw:text-box>
        </draw:frame>
        <draw:frame draw:style-name="gr21" draw:text-style-name="P13" draw:layer="layout" svg:width="2.085cm" svg:height="0.729cm" svg:x="15.198cm" svg:y="17.339cm">
          <draw:text-box>
            <text:p><text:span text:style-name="T5">Substrat</text:span></text:p>
          </draw:text-box>
        </draw:frame>
        <draw:custom-shape draw:style-name="gr5" draw:text-style-name="P5" draw:layer="layout" svg:width="0.178cm" svg:height="0.178cm" svg:x="14.208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4.589cm" svg:y="1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4.919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5.351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7.205cm" svg:y="1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7.636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7.992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18.348cm" svg:y="1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3.598cm" svg:y="1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476cm" svg:y="13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3.522cm" svg:y="16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03cm" svg:height="0.203cm" svg:x="16.163cm" svg:y="1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5.224cm" svg:y="1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6.722cm" svg:y="1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8.043cm" svg:y="16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7.383cm" svg:y="1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8.957cm" svg:y="1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9.237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.093cm" svg:y1="18.653cm" svg:x2="2.093cm" svg:y2="19.339cm">
          <text:p/>
        </draw:line>
        <draw:custom-shape draw:style-name="gr31" draw:text-style-name="P1" draw:layer="layout" svg:width="6.35cm" svg:height="1.22cm" svg:x="1.381cm" svg:y="17.4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752cm" svg:height="0.407cm" svg:x="3.617cm" svg:y="17.078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2.855cm" svg:y1="16.672cm" svg:x2="2.855cm" svg:y2="17.484cm">
          <text:p/>
        </draw:line>
        <draw:line draw:style-name="gr29" draw:text-style-name="P7" draw:layer="layout" svg:x1="4.506cm" svg:y1="16.265cm" svg:x2="4.506cm" svg:y2="17.077cm">
          <text:p/>
        </draw:line>
        <draw:line draw:style-name="gr29" draw:text-style-name="P7" draw:layer="layout" svg:x1="6.055cm" svg:y1="16.672cm" svg:x2="6.055cm" svg:y2="17.484cm">
          <text:p/>
        </draw:line>
        <draw:frame draw:style-name="gr21" draw:text-style-name="P13" draw:layer="layout" svg:width="0.786cm" svg:height="0.729cm" svg:x="2.5cm" svg:y="16.062cm">
          <draw:text-box>
            <text:p><text:span text:style-name="T5">S</text:span></text:p>
          </draw:text-box>
        </draw:frame>
        <draw:frame draw:style-name="gr21" draw:text-style-name="P13" draw:layer="layout" svg:width="0.832cm" svg:height="0.729cm" svg:x="4.155cm" svg:y="15.587cm">
          <draw:text-box>
            <text:p><text:span text:style-name="T5">G</text:span></text:p>
          </draw:text-box>
        </draw:frame>
        <draw:frame draw:style-name="gr21" draw:text-style-name="P13" draw:layer="layout" svg:width="0.807cm" svg:height="0.729cm" svg:x="5.704cm" svg:y="16.019cm">
          <draw:text-box>
            <text:p><text:span text:style-name="T5">D</text:span></text:p>
          </draw:text-box>
        </draw:frame>
        <draw:custom-shape draw:style-name="gr34" draw:text-style-name="P2" draw:layer="layout" svg:width="1.753cm" svg:height="0.585cm" svg:x="2.143cm" svg:y="17.4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753cm" svg:height="0.585cm" svg:x="5.115cm" svg:y="17.4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422cm" svg:height="0.229cm" svg:x="3.794cm" svg:y="17.484cm">
          <text:p/>
          <draw:enhanced-geometry svg:viewBox="0 0 21600 21600" draw:type="rectangle" draw:enhanced-path="M 0 0 L 21600 0 21600 21600 0 21600 0 0 Z N"/>
        </draw:custom-shape>
        <draw:polyline draw:style-name="gr35" draw:text-style-name="P7" draw:layer="layout" svg:width="0.584cm" svg:height="4.724cm" draw:transform="rotate (-1.5707963267949) translate (6.868cm 17.484cm)" svg:viewBox="0 0 585 4725" draw:points="0,4725 585,4725 585,2972 254,2973 254,1754 585,1753 585,0 0,0">
          <text:p/>
        </draw:polyline>
        <draw:line draw:style-name="gr29" draw:text-style-name="P7" draw:layer="layout" svg:x1="1.381cm" svg:y1="17.484cm" svg:x2="7.731cm" svg:y2="17.484cm">
          <text:p/>
        </draw:line>
        <draw:line draw:style-name="gr29" draw:text-style-name="P7" draw:layer="layout" svg:x1="1.585cm" svg:y1="19.339cm" svg:x2="2.601cm" svg:y2="19.339cm">
          <text:p/>
        </draw:line>
        <draw:line draw:style-name="gr29" draw:text-style-name="P7" draw:layer="layout" svg:x1="1.635cm" svg:y1="19.44cm" svg:x2="2.549cm" svg:y2="19.44cm">
          <text:p/>
        </draw:line>
        <draw:line draw:style-name="gr29" draw:text-style-name="P7" draw:layer="layout" svg:x1="1.685cm" svg:y1="19.542cm" svg:x2="2.499cm" svg:y2="19.542cm">
          <text:p/>
        </draw:line>
        <draw:line draw:style-name="gr29" draw:text-style-name="P7" draw:layer="layout" svg:x1="1.737cm" svg:y1="19.643cm" svg:x2="2.397cm" svg:y2="19.643cm">
          <text:p/>
        </draw:line>
        <draw:frame draw:style-name="gr21" draw:text-style-name="P19" draw:layer="layout" svg:width="2.327cm" svg:height="1.114cm" svg:x="3.717cm" svg:y="18.856cm">
          <draw:text-box>
            <text:p text:style-name="P18"><text:span text:style-name="T11">U</text:span><text:span text:style-name="T12">G</text:span><text:span text:style-name="T11"> &gt; 0</text:span></text:p>
          </draw:text-box>
        </draw:frame>
        <draw:custom-shape draw:style-name="gr5" draw:text-style-name="P5" draw:layer="layout" svg:width="0.178cm" svg:height="0.178cm" svg:x="2.347cm" svg:y="1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2.728cm" svg:y="17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3.058cm" svg:y="1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3.514cm" svg:y="1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344cm" svg:y="1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5.775cm" svg:y="1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131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78cm" svg:height="0.178cm" svg:x="6.487cm" svg:y="17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.737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1.661cm" svg:y="17.6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03cm" svg:height="0.203cm" svg:x="4.302cm" svg:y="18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3.363cm" svg:y="1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4.861cm" svg:y="1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6.182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5.522cm" svg:y="1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09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3cm" svg:height="0.203cm" svg:x="7.376cm" svg:y="1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5.191cm" svg:y1="17.586cm" svg:x2="3.652cm" svg:y2="17.586cm">
          <text:p/>
        </draw:line>
        <draw:custom-shape draw:style-name="gr37" draw:text-style-name="P4" draw:layer="layout" svg:width="1.752cm" svg:height="0.279cm" svg:x="15.478cm" svg:y="15.2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752cm" svg:height="0.279cm" svg:x="3.616cm" svg:y="16.7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7-11-13T21:45:59.263014126</meta:creation-date>
    <dc:date>2017-11-19T15:00:42.771353027</dc:date>
    <dc:creator>Pierre Beaujean</dc:creator>
    <meta:editing-duration>PT18H14M26S</meta:editing-duration>
    <meta:editing-cycles>16</meta:editing-cycles>
    <meta:generator>LibreOffice/5.0.6.2$Linux_X86_64 LibreOffice_project/00m0$Build-2</meta:generator>
    <meta:document-statistic meta:object-count="260"/>
  </office:meta>
</office:document-meta>
</file>